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580000017CB9F6075B3D4B00A8.png" manifest:media-type="image/png"/>
  <manifest:file-entry manifest:full-path="Pictures/1000000000000606000001EB3A5481F2CA723B68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3" svg:font-family="'Noto Sans Regular'" style:font-family-generic="roman" style:font-pitch="variable"/>
    <style:font-face style:name="Noto Sans Regular1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draw:fill="solid" draw:fill-color="#dddddd" draw:opacity="50%" fo:min-height="4.615cm" draw:shadow-opacity="50%"/>
    </style:style>
    <style:style style:name="pr2" style:family="presentation" style:parent-style-name="Impress-subtitle">
      <style:graphic-properties draw:fill="solid" draw:fill-color="#dddddd" draw:opacity="50%" fo:min-height="2.729cm" draw:shadow-opacity="50%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1" style:family="paragraph">
      <loext:graphic-properties draw:fill="solid" draw:fill-color="#dddddd" draw:opacity="50%"/>
      <style:text-properties fo:color="#000000" fo:background-color="transparent"/>
    </style:style>
    <style:style style:name="P2" style:family="paragraph">
      <loext:graphic-properties draw:fill="solid" draw:fill-color="#dddddd" draw:opacity="50%"/>
      <style:text-properties fo:font-size="32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color="#000000" fo:background-color="transparent"/>
    </style:style>
    <style:style style:name="T2" style:family="text">
      <style:text-properties style:use-window-font-color="true" fo:font-size="32pt" fo:background-color="transparent"/>
    </style:style>
    <style:style style:name="T3" style:family="text">
      <style:text-properties fo:font-size="32pt" fo:background-color="#cccccc"/>
    </style:style>
    <style:style style:name="T4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.2cm" svg:y="11.093cm" presentation:class="title" presentation:user-transformed="true">
          <draw:text-box>
            <text:p><text:span text:style-name="T1">Simulering </text:span><text:span text:style-name="T1"><text:line-break/></text:span><text:span text:style-name="T1">Test och kvalitetssäkring</text:span></text:p>
          </draw:text-box>
        </draw:frame>
        <draw:frame presentation:style-name="pr2" draw:text-style-name="P2" draw:layer="layout" svg:width="23.8cm" svg:height="2.729cm" svg:x="2.2cm" svg:y="16.4cm" presentation:class="subtitle" presentation:user-transformed="true">
          <draw:text-box>
            <text:p><text:span text:style-name="T2">Alex Markusson</text:span><text:span text:style-name="T3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2020-01-1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Syfte/mål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Testa</text:p>
              </text:list-item>
              <text:list-item>
                <text:p>Utökad förståelse</text:p>
              </text:list-item>
              <text:list-item>
                <text:p>Ett projek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Simuleringsverktyg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TinkerCad</text:p>
              </text:list-item>
              <text:list-item>
                <text:p>VBB(Free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Metod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Oklart projekt</text:p>
              </text:list-item>
              <text:list-item>
                <text:p>TinkerCad</text:p>
              </text:list-item>
              <text:list-item>
                <text:p>Projektidé</text:p>
              </text:list-item>
              <text:list-item>
                <text:p>VBB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Projekt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Idé</text:p>
              </text:list-item>
              <text:list-item>
                <text:p>Bakgrun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Resultat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<text:a xlink:href="https://www.youtube.com/watch?v=riZ7EQQUEqA" xlink:type="simple">TinkerCad</text:a></text:p>
              </text:list-item>
              <text:list-item>
                <text:p>VBB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VBB</text:p>
          </draw:text-box>
        </draw:frame>
        <draw:frame draw:style-name="gr2" draw:text-style-name="P4" draw:layer="layout" svg:width="23.418cm" svg:height="7.456cm" svg:x="2.291cm" svg:y="8.362cm" presentation:class="graphic" presentation:user-transformed="true">
          <draw:image xlink:href="Pictures/1000000000000606000001EB3A5481F2CA723B68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Slutsat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TinkerCad</text:p>
              </text:list-item>
              <text:list-item>
                <text:p>VBB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Frågor?</text:p>
          </draw:text-box>
        </draw:frame>
        <draw:frame presentation:style-name="pr5" draw:layer="layout" svg:width="24cm" svg:height="12.18cm" svg:x="2cm" svg:y="6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3" svg:font-family="'Noto Sans Regular'" style:font-family-generic="roman" style:font-pitch="variable"/>
    <style:font-face style:name="Noto Sans Regular1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ackground" xlink:href="Pictures/10000201000002580000017CB9F6075B3D4B00A8.png" xlink:type="simple" xlink:show="embed" xlink:actuate="onLoad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2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8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28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4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1</text:page-number></text:span><text:span text:style-name="MT2"><text:s/>/ </text:span><text:span text:style-name="MT2"><text:page-count>9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1</text:page-number></text:span><text:span text:style-name="MT2"><text:s/>/ </text:span><text:span text:style-name="MT2"><text:page-count>9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1-13T10:11:24.726000000</meta:creation-date>
    <meta:editing-duration>PT7H39M20S</meta:editing-duration>
    <meta:editing-cycles>7</meta:editing-cycles>
    <meta:generator>LibreOffice/6.3.3.2$Windows_x86 LibreOffice_project/a64200df03143b798afd1ec74a12ab50359878ed</meta:generator>
    <dc:title>Impress</dc:title>
    <dc:date>2020-01-14T12:06:19.060000000</dc:date>
    <meta:document-statistic meta:object-count="70"/>
  </office:meta>
</office:document-meta>
</file>